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49bac" officeooo:paragraph-rsid="00149bac"/>
    </style:style>
    <style:style style:name="P2" style:family="paragraph" style:parent-style-name="Standard">
      <style:text-properties officeooo:rsid="00149bac" officeooo:paragraph-rsid="00149bac"/>
    </style:style>
    <style:style style:name="P3" style:family="paragraph" style:parent-style-name="Text_20_body">
      <style:text-properties officeooo:rsid="00149bac" officeooo:paragraph-rsid="00149bac"/>
    </style:style>
    <style:style style:name="P4" style:family="paragraph" style:parent-style-name="Text_20_body">
      <style:text-properties officeooo:rsid="00149bac" officeooo:paragraph-rsid="0016b689"/>
    </style:style>
    <style:style style:name="P5" style:family="paragraph" style:parent-style-name="Standard">
      <style:text-properties officeooo:rsid="00156304" officeooo:paragraph-rsid="00156304"/>
    </style:style>
    <style:style style:name="P6" style:family="paragraph" style:parent-style-name="Standard">
      <style:text-properties officeooo:rsid="00156304" officeooo:paragraph-rsid="0016b689"/>
    </style:style>
    <style:style style:name="P7" style:family="paragraph" style:parent-style-name="Standard">
      <style:text-properties fo:font-weight="bold" officeooo:rsid="00149bac" officeooo:paragraph-rsid="00149ba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1pt" fo:font-weight="bold" officeooo:rsid="00156304" officeooo:paragraph-rsid="00156304" style:font-size-asian="21pt" style:font-weight-asian="bold" style:font-size-complex="21pt" style:font-weight-complex="bold"/>
    </style:style>
    <style:style style:name="P9" style:family="paragraph" style:parent-style-name="Standard">
      <style:text-properties fo:font-weight="normal" officeooo:rsid="001cbd16" officeooo:paragraph-rsid="001d1c16" style:font-weight-asian="normal" style:font-weight-complex="normal"/>
    </style:style>
    <style:style style:name="T1" style:family="text">
      <style:text-properties officeooo:rsid="0016b689"/>
    </style:style>
    <style:style style:name="T2" style:family="text">
      <style:text-properties officeooo:rsid="001826c6"/>
    </style:style>
    <style:style style:name="T3" style:family="text">
      <style:text-properties officeooo:rsid="001d1c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s principales SSI</text:p>
      <text:p text:style-name="P7"/>
      <text:p text:style-name="P7">Qu’est ce que une SSII?</text:p>
      <text:p text:style-name="P7">Dans quel bute?</text:p>
      <text:p text:style-name="P7"/>
      <text:p text:style-name="P7"/>
      <text:p text:style-name="P7">Comment ça fonctionne?</text:p>
      <text:p text:style-name="P7">Avantages et inconvénients?</text:p>
      <text:p text:style-name="P2"/>
      <text:p text:style-name="P2"/>
      <text:p text:style-name="P7">Autre moyens de trouver du travail sur le marché?</text:p>
      <text:p text:style-name="P5">Comme autres moyens de trouver du travail sur le marché, on a : </text:p>
      <text:p text:style-name="P5"/>
      <text:p text:style-name="P5">-les entreprises de portages salarial <text:span text:style-name="T1">permet à un indépendant de rechercher des missions au prés d’entreprises clientes et de pouvoir négocier ( ex : le prix de la mission).</text:span></text:p>
      <text:p text:style-name="P5"/>
      <text:p text:style-name="P5">-<text:span text:style-name="T1">les entreprises de placement sont utilisées par les entreprises afin de trouver un nouvel employé avec les qualifications qu’ils cherchent.</text:span></text:p>
      <text:p text:style-name="P5"/>
      <text:p text:style-name="P6">-<text:span text:style-name="T1">les </text:span>éditeurs de logiciels <text:s/><text:span text:style-name="T2">sont des entreprise qui mettent en œuvre et commercialisent des logiciels .</text:span></text:p>
      <text:p text:style-name="P5"/>
      <text:p text:style-name="P5">-<text:span text:style-name="T2">Ils existent aussi d’autres entités qui recrutent com les administrations , les universités , les centres de recherches , etc ...</text:span></text:p>
      <text:p text:style-name="P2"/>
      <text:p text:style-name="P7">En conclusion?</text:p>
      <text:p text:style-name="P9">Les SSII <text:span text:style-name="T3">sont les pôle emploi de l’informatique .</text:span></text:p>
      <text:p text:style-name="P9"><text:span text:style-name="T3"><text:s text:c="2"/>Ils </text:span>permettent aux entreprises de trouver un professionnel de l’informatique <text:s/>avec les compétences qu’ils souhaitent , </text:p>
      <text:p text:style-name="P9">et <text:s/>vice-versa , <text:span text:style-name="T3">un </text:span><text:s/>professionnel de l’informatique <text:s/><text:span text:style-name="T3">débutant peut débuter sa carrière grâce à une SSII , tout en faisant attention au contrat proposé et en hésitant pas à négocier son salaire pour celui-ci soit correct.</text:span></text:p>
      <text:h text:style-name="P1" text:outline-level="2"><text:span text:style-name="Strong_20_Emphasis"/></text:h>
      <text:p text:style-name="P3"><text:span text:style-name="Strong_20_Emphasis"/></text:p>
      <text:p text:style-name="P4"><text:span text:style-name="Strong_20_Emphasis"/></text:p>
      <text:p text:style-name="P4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5:52:23.996101341</meta:creation-date>
    <meta:editing-duration>PT1M58S</meta:editing-duration>
    <meta:editing-cycles>2</meta:editing-cycles>
    <meta:generator>LibreOffice/7.3.7.2$Linux_X86_64 LibreOffice_project/30$Build-2</meta:generator>
    <dc:date>2023-12-13T15:52:28.102129812</dc:date>
    <meta:document-statistic meta:table-count="0" meta:image-count="0" meta:object-count="0" meta:page-count="1" meta:paragraph-count="15" meta:word-count="188" meta:character-count="1170" meta:non-whitespace-character-count="988"/>
  </office:meta>
</office:document-meta>
</file>